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7a3" officeooo:paragraph-rsid="001407a3"/>
    </style:style>
    <style:style style:name="P2" style:family="paragraph" style:parent-style-name="Standard">
      <style:text-properties officeooo:rsid="001407a3" officeooo:paragraph-rsid="001557b3"/>
    </style:style>
    <style:style style:name="P3" style:family="paragraph" style:parent-style-name="Standard">
      <style:text-properties fo:font-size="18pt" officeooo:rsid="001407a3" officeooo:paragraph-rsid="001407a3" style:font-size-asian="18pt" style:font-size-complex="18pt"/>
    </style:style>
    <style:style style:name="P4" style:family="paragraph" style:parent-style-name="Standard">
      <style:text-properties officeooo:rsid="001557b3" officeooo:paragraph-rsid="001557b3"/>
    </style:style>
    <style:style style:name="P5" style:family="paragraph" style:parent-style-name="Standard">
      <style:text-properties fo:font-weight="bold" officeooo:rsid="001557b3" officeooo:paragraph-rsid="001557b3" style:font-weight-asian="bold" style:font-weight-complex="bold"/>
    </style:style>
    <style:style style:name="P6" style:family="paragraph" style:parent-style-name="Standard">
      <style:text-properties fo:font-weight="bold" officeooo:rsid="00165c91" officeooo:paragraph-rsid="00165c91" style:font-weight-asian="bold" style:font-weight-complex="bold"/>
    </style:style>
    <style:style style:name="P7" style:family="paragraph" style:parent-style-name="Standard">
      <style:text-properties fo:font-weight="normal" officeooo:rsid="001557b3" officeooo:paragraph-rsid="001557b3" style:font-weight-asian="normal" style:font-weight-complex="normal"/>
    </style:style>
    <style:style style:name="P8" style:family="paragraph" style:parent-style-name="Standard" style:list-style-name="L1">
      <style:text-properties officeooo:rsid="001407a3" officeooo:paragraph-rsid="001407a3"/>
    </style:style>
    <style:style style:name="P9" style:family="paragraph" style:parent-style-name="Standard" style:list-style-name="L2">
      <style:text-properties officeooo:rsid="001407a3" officeooo:paragraph-rsid="001407a3"/>
    </style:style>
    <style:style style:name="P10" style:family="paragraph" style:parent-style-name="Standard">
      <style:text-properties fo:font-weight="normal" officeooo:rsid="00165c91" officeooo:paragraph-rsid="00165c91" style:font-weight-asian="normal" style:font-weight-complex="normal"/>
    </style:style>
    <style:style style:name="P11" style:family="paragraph" style:parent-style-name="Standard">
      <style:text-properties fo:font-weight="normal" officeooo:rsid="0018a2c7" officeooo:paragraph-rsid="0018a2c7" style:font-weight-asian="normal" style:font-weight-complex="normal"/>
    </style:style>
    <style:style style:name="P12" style:family="paragraph" style:parent-style-name="Standard">
      <style:text-properties fo:font-weight="normal" officeooo:rsid="001a2fa6" officeooo:paragraph-rsid="001a2fa6" style:font-weight-asian="normal" style:font-weight-complex="normal"/>
    </style:style>
    <style:style style:name="P13" style:family="paragraph" style:parent-style-name="Standard">
      <style:text-properties fo:font-weight="bold" officeooo:rsid="0018a2c7" officeooo:paragraph-rsid="0018a2c7" style:font-weight-asian="bold" style:font-weight-complex="bold"/>
    </style:style>
    <style:style style:name="T1" style:family="text">
      <style:text-properties officeooo:rsid="001557b3"/>
    </style:style>
    <style:style style:name="T2" style:family="text">
      <style:text-properties officeooo:rsid="00186e3f"/>
    </style:style>
    <style:style style:name="T3" style:family="text">
      <style:text-properties officeooo:rsid="001a2fa6"/>
    </style:style>
    <style:style style:name="T4" style:family="text">
      <style:text-properties officeooo:rsid="001a4a5c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FD</text:p>
      <text:p text:style-name="P1">Version of OpenFoam in the pendrive: <text:s/>OF 4.0</text:p>
      <text:list xml:id="list2326727651219700090" text:style-name="L1">
        <text:list-item>
          <text:p text:style-name="P8">OpenFoam is intended to solve any diff. eq. (particularly Fluid Dynamics, but also mechanical or even financial)</text:p>
        </text:list-item>
        <text:list-item>
          <text:p text:style-name="P8">Based in a C++ library but they’ve developed a lot of useful solvers and utilities. (Fluid Dyn., Thermal problems, mechanical interaction)</text:p>
        </text:list-item>
        <text:list-item>
          <text:p text:style-name="P8">Easy to implement a parallel computing.</text:p>
        </text:list-item>
      </text:list>
      <text:p text:style-name="P1"/>
      <text:p text:style-name="P1">There are several method to solve the equations including:</text:p>
      <text:list xml:id="list8204163415312294939" text:style-name="L2">
        <text:list-item>
          <text:p text:style-name="P9">Finite Difference Method (FDM)</text:p>
        </text:list-item>
        <text:list-item>
          <text:p text:style-name="P9">Finite Element Method (FEM)</text:p>
        </text:list-item>
        <text:list-item>
          <text:p text:style-name="P9">Finite Volume Method (FVM)</text:p>
        </text:list-item>
        <text:list-item>
          <text:p text:style-name="P9">Spectral Method</text:p>
        </text:list-item>
      </text:list>
      <text:p text:style-name="P1"/>
      <text:p text:style-name="P2"><text:span text:style-name="T1">In CFD is usual to</text:span> use FVM. <text:span text:style-name="T1">The volume to study is divided in a number of Control Volumes called cells and then the conservation eq. (Mass, Momentum and Energy) are applied to each of them.</text:span></text:p>
      <text:p text:style-name="P2"/>
      <text:p text:style-name="P4">See theory slides for more uses of OpenFoam (e.g You can code your own equations. )</text:p>
      <text:p text:style-name="P4"/>
      <text:p text:style-name="P5">Open Foam directory organization</text:p>
      <text:p text:style-name="P7">application: All the solvers and apps developed in OpenFoam.</text:p>
      <text:p text:style-name="P7">bin: executables not compiled</text:p>
      <text:p text:style-name="P7">doc: Documentary and a guide for OpenFoam</text:p>
      <text:p text:style-name="P7">etc: the setup files of OpenFoam</text:p>
      <text:p text:style-name="P7">platforms: executables compiled</text:p>
      <text:p text:style-name="P7">src: the core of OpenFoam code</text:p>
      <text:p text:style-name="P7">tutorials: obvious…</text:p>
      <text:p text:style-name="P7"/>
      <text:p text:style-name="P6">Solvers</text:p>
      <text:p text:style-name="P10">see the slides to view the variety of solvers that it has <text:span text:style-name="T2">(You can code your own code).</text:span></text:p>
      <text:p text:style-name="P10"/>
      <text:p text:style-name="P13">Case</text:p>
      <text:p text:style-name="P11">OpenFoam is based on text files so everything you want to introduce into it has o been written on a text file. A case is a collection of text files concerni<text:span text:style-name="T3">n</text:span>g to a particular problem. It contains the following directories:</text:p>
      <text:p text:style-name="P12">System:</text:p>
      <text:p text:style-name="P12">ControlDict: Keywords and dictionaries referring to the variables</text:p>
      <text:p text:style-name="P12">meshDict: dictionary of the mesh software applied. It can be <text:span text:style-name="T4">found in the dictionary folder</text:span></text:p>
      <text:p text:style-name="P12"/>
      <text:p text:style-name="P1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14:52.806882362</meta:creation-date>
    <dc:date>2016-09-23T11:35:54.234836516</dc:date>
    <meta:editing-duration>PT12M1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260" meta:character-count="1528" meta:non-whitespace-character-count="1301"/>
  </office:meta>
</office:document-meta>
</file>